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_cpuWsd" table:style-name="ta1">
        <table:shapes>
          <draw:frame draw:z-index="0" draw:style-name="gr1" draw:text-style-name="P1" svg:width="448.7pt" svg:height="342pt" svg:x="251.94pt" svg:y="27.69pt">
            <loext:p draw:notify-on-update-of-ranges="data_cpuWsd.C2:data_cpuWsd.C38 data_cpuWsd.A1:data_cpuWsd.A1 data_cpuWsd.A2:data_cpuWsd.A38 data_cpuWsd.D2:data_cpuWsd.D38 data_cpuWsd.D2:data_cpuWsd.D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float" office:value="0.127450980392157" calcext:value-type="float">
            <text:p>0.1274509804</text:p>
          </table:table-cell>
          <table:table-cell office:value-type="float" office:value="0.261593907706238" calcext:value-type="float">
            <text:p>0.2615939077</text:p>
          </table:table-cell>
          <table:table-cell office:value-type="float" office:value="0" calcext:value-type="float">
            <text:p>0</text:p>
          </table:table-cell>
          <table:table-cell table:formula="of:=[.B2]/2" office:value-type="float" office:value="0.130796953853119" calcext:value-type="float">
            <text:p>0.1307969539</text:p>
          </table:table-cell>
        </table:table-row>
        <table:table-row table:style-name="ro1">
          <table:table-cell office:value-type="float" office:value="0.0686274509803922" calcext:value-type="float">
            <text:p>0.068627451</text:p>
          </table:table-cell>
          <table:table-cell office:value-type="float" office:value="0.173770188557683" calcext:value-type="float">
            <text:p>0.1737701886</text:p>
          </table:table-cell>
          <table:table-cell office:value-type="float" office:value="0.5" calcext:value-type="float">
            <text:p>0.5</text:p>
          </table:table-cell>
          <table:table-cell table:formula="of:=[.B3]/2" office:value-type="float" office:value="0.0868850942788415" calcext:value-type="float">
            <text:p>0.0868850943</text:p>
          </table:table-cell>
        </table:table-row>
        <table:table-row table:style-name="ro1">
          <table:table-cell office:value-type="float" office:value="0.0294117647058824" calcext:value-type="float">
            <text:p>0.0294117647</text:p>
          </table:table-cell>
          <table:table-cell office:value-type="float" office:value="0.118817705157201" calcext:value-type="float">
            <text:p>0.1188177052</text:p>
          </table:table-cell>
          <table:table-cell office:value-type="float" office:value="1" calcext:value-type="float">
            <text:p>1</text:p>
          </table:table-cell>
          <table:table-cell table:formula="of:=[.B4]/2" office:value-type="float" office:value="0.0594088525786005" calcext:value-type="float">
            <text:p>0.0594088526</text:p>
          </table:table-cell>
        </table:table-row>
        <table:table-row table:style-name="ro1">
          <table:table-cell office:value-type="float" office:value="0.0686274509803922" calcext:value-type="float">
            <text:p>0.068627451</text:p>
          </table:table-cell>
          <table:table-cell office:value-type="float" office:value="0.173770188557683" calcext:value-type="float">
            <text:p>0.1737701886</text:p>
          </table:table-cell>
          <table:table-cell office:value-type="float" office:value="1.5" calcext:value-type="float">
            <text:p>1.5</text:p>
          </table:table-cell>
          <table:table-cell table:formula="of:=[.B5]/2" office:value-type="float" office:value="0.0868850942788415" calcext:value-type="float">
            <text:p>0.0868850943</text:p>
          </table:table-cell>
        </table:table-row>
        <table:table-row table:style-name="ro1">
          <table:table-cell office:value-type="float" office:value="0.0882352941176471" calcext:value-type="float">
            <text:p>0.0882352941</text:p>
          </table:table-cell>
          <table:table-cell office:value-type="float" office:value="0.192506684375924" calcext:value-type="float">
            <text:p>0.1925066844</text:p>
          </table:table-cell>
          <table:table-cell office:value-type="float" office:value="2" calcext:value-type="float">
            <text:p>2</text:p>
          </table:table-cell>
          <table:table-cell table:formula="of:=[.B6]/2" office:value-type="float" office:value="0.096253342187962" calcext:value-type="float">
            <text:p>0.0962533422</text:p>
          </table:table-cell>
        </table:table-row>
        <table:table-row table:style-name="ro1">
          <table:table-cell office:value-type="float" office:value="0.0980392156862745" calcext:value-type="float">
            <text:p>0.0980392157</text:p>
          </table:table-cell>
          <table:table-cell office:value-type="float" office:value="0.224044813444482" calcext:value-type="float">
            <text:p>0.2240448134</text:p>
          </table:table-cell>
          <table:table-cell office:value-type="float" office:value="2.5" calcext:value-type="float">
            <text:p>2.5</text:p>
          </table:table-cell>
          <table:table-cell table:formula="of:=[.B7]/2" office:value-type="float" office:value="0.112022406722241" calcext:value-type="float">
            <text:p>0.1120224067</text:p>
          </table:table-cell>
        </table:table-row>
        <table:table-row table:style-name="ro1">
          <table:table-cell office:value-type="float" office:value="0.0294117647058824" calcext:value-type="float">
            <text:p>0.0294117647</text:p>
          </table:table-cell>
          <table:table-cell office:value-type="float" office:value="0.118817705157201" calcext:value-type="float">
            <text:p>0.1188177052</text:p>
          </table:table-cell>
          <table:table-cell office:value-type="float" office:value="3" calcext:value-type="float">
            <text:p>3</text:p>
          </table:table-cell>
          <table:table-cell table:formula="of:=[.B8]/2" office:value-type="float" office:value="0.0594088525786005" calcext:value-type="float">
            <text:p>0.0594088526</text:p>
          </table:table-cell>
        </table:table-row>
        <table:table-row table:style-name="ro1">
          <table:table-cell office:value-type="float" office:value="0.617647058823529" calcext:value-type="float">
            <text:p>0.6176470588</text:p>
          </table:table-cell>
          <table:table-cell office:value-type="float" office:value="0.325395686727984" calcext:value-type="float">
            <text:p>0.3253956867</text:p>
          </table:table-cell>
          <table:table-cell office:value-type="float" office:value="3.5" calcext:value-type="float">
            <text:p>3.5</text:p>
          </table:table-cell>
          <table:table-cell table:formula="of:=[.B9]/2" office:value-type="float" office:value="0.162697843363992" calcext:value-type="float">
            <text:p>0.1626978434</text:p>
          </table:table-cell>
        </table:table-row>
        <table:table-row table:style-name="ro1">
          <table:table-cell office:value-type="float" office:value="25.0823529411765" calcext:value-type="float">
            <text:p>25.0823529412</text:p>
          </table:table-cell>
          <table:table-cell office:value-type="float" office:value="0.262073182415096" calcext:value-type="float">
            <text:p>0.2620731824</text:p>
          </table:table-cell>
          <table:table-cell office:value-type="float" office:value="4" calcext:value-type="float">
            <text:p>4</text:p>
          </table:table-cell>
          <table:table-cell table:formula="of:=[.B10]/2" office:value-type="float" office:value="0.131036591207548" calcext:value-type="float">
            <text:p>0.1310365912</text:p>
          </table:table-cell>
        </table:table-row>
        <table:table-row table:style-name="ro1">
          <table:table-cell office:value-type="float" office:value="25.1313725490196" calcext:value-type="float">
            <text:p>25.131372549</text:p>
          </table:table-cell>
          <table:table-cell office:value-type="float" office:value="0.252578855867573" calcext:value-type="float">
            <text:p>0.2525788559</text:p>
          </table:table-cell>
          <table:table-cell office:value-type="float" office:value="4.5" calcext:value-type="float">
            <text:p>4.5</text:p>
          </table:table-cell>
          <table:table-cell table:formula="of:=[.B11]/2" office:value-type="float" office:value="0.126289427933787" calcext:value-type="float">
            <text:p>0.1262894279</text:p>
          </table:table-cell>
        </table:table-row>
        <table:table-row table:style-name="ro1">
          <table:table-cell office:value-type="float" office:value="25.0980392156863" calcext:value-type="float">
            <text:p>25.0980392157</text:p>
          </table:table-cell>
          <table:table-cell office:value-type="float" office:value="0.286000137117751" calcext:value-type="float">
            <text:p>0.2860001371</text:p>
          </table:table-cell>
          <table:table-cell office:value-type="float" office:value="5" calcext:value-type="float">
            <text:p>5</text:p>
          </table:table-cell>
          <table:table-cell table:formula="of:=[.B12]/2" office:value-type="float" office:value="0.143000068558876" calcext:value-type="float">
            <text:p>0.1430000686</text:p>
          </table:table-cell>
        </table:table-row>
        <table:table-row table:style-name="ro1">
          <table:table-cell office:value-type="float" office:value="25.0764705882353" calcext:value-type="float">
            <text:p>25.0764705882</text:p>
          </table:table-cell>
          <table:table-cell office:value-type="float" office:value="0.262745683347314" calcext:value-type="float">
            <text:p>0.2627456833</text:p>
          </table:table-cell>
          <table:table-cell office:value-type="float" office:value="5.5" calcext:value-type="float">
            <text:p>5.5</text:p>
          </table:table-cell>
          <table:table-cell table:formula="of:=[.B13]/2" office:value-type="float" office:value="0.131372841673657" calcext:value-type="float">
            <text:p>0.1313728417</text:p>
          </table:table-cell>
        </table:table-row>
        <table:table-row table:style-name="ro1">
          <table:table-cell office:value-type="float" office:value="25.1372549019608" calcext:value-type="float">
            <text:p>25.137254902</text:p>
          </table:table-cell>
          <table:table-cell office:value-type="float" office:value="0.252159302278322" calcext:value-type="float">
            <text:p>0.2521593023</text:p>
          </table:table-cell>
          <table:table-cell office:value-type="float" office:value="6" calcext:value-type="float">
            <text:p>6</text:p>
          </table:table-cell>
          <table:table-cell table:formula="of:=[.B14]/2" office:value-type="float" office:value="0.126079651139161" calcext:value-type="float">
            <text:p>0.1260796511</text:p>
          </table:table-cell>
        </table:table-row>
        <table:table-row table:style-name="ro1">
          <table:table-cell office:value-type="float" office:value="25.1294117647059" calcext:value-type="float">
            <text:p>25.1294117647</text:p>
          </table:table-cell>
          <table:table-cell office:value-type="float" office:value="0.212879419058826" calcext:value-type="float">
            <text:p>0.2128794191</text:p>
          </table:table-cell>
          <table:table-cell office:value-type="float" office:value="6.5" calcext:value-type="float">
            <text:p>6.5</text:p>
          </table:table-cell>
          <table:table-cell table:formula="of:=[.B15]/2" office:value-type="float" office:value="0.106439709529413" calcext:value-type="float">
            <text:p>0.1064397095</text:p>
          </table:table-cell>
        </table:table-row>
        <table:table-row table:style-name="ro1">
          <table:table-cell office:value-type="float" office:value="25.0607843137255" calcext:value-type="float">
            <text:p>25.0607843137</text:p>
          </table:table-cell>
          <table:table-cell office:value-type="float" office:value="0.24337496286393" calcext:value-type="float">
            <text:p>0.2433749629</text:p>
          </table:table-cell>
          <table:table-cell office:value-type="float" office:value="7" calcext:value-type="float">
            <text:p>7</text:p>
          </table:table-cell>
          <table:table-cell table:formula="of:=[.B16]/2" office:value-type="float" office:value="0.121687481431965" calcext:value-type="float">
            <text:p>0.1216874814</text:p>
          </table:table-cell>
        </table:table-row>
        <table:table-row table:style-name="ro1">
          <table:table-cell office:value-type="float" office:value="25.0980392156863" calcext:value-type="float">
            <text:p>25.0980392157</text:p>
          </table:table-cell>
          <table:table-cell office:value-type="float" office:value="0.264189474490132" calcext:value-type="float">
            <text:p>0.2641894745</text:p>
          </table:table-cell>
          <table:table-cell office:value-type="float" office:value="7.5" calcext:value-type="float">
            <text:p>7.5</text:p>
          </table:table-cell>
          <table:table-cell table:formula="of:=[.B17]/2" office:value-type="float" office:value="0.132094737245066" calcext:value-type="float">
            <text:p>0.1320947372</text:p>
          </table:table-cell>
        </table:table-row>
        <table:table-row table:style-name="ro1">
          <table:table-cell office:value-type="float" office:value="25.1686274509804" calcext:value-type="float">
            <text:p>25.168627451</text:p>
          </table:table-cell>
          <table:table-cell office:value-type="float" office:value="0.237057120608878" calcext:value-type="float">
            <text:p>0.2370571206</text:p>
          </table:table-cell>
          <table:table-cell office:value-type="float" office:value="8" calcext:value-type="float">
            <text:p>8</text:p>
          </table:table-cell>
          <table:table-cell table:formula="of:=[.B18]/2" office:value-type="float" office:value="0.118528560304439" calcext:value-type="float">
            <text:p>0.1185285603</text:p>
          </table:table-cell>
        </table:table-row>
        <table:table-row table:style-name="ro1">
          <table:table-cell office:value-type="float" office:value="25.0823529411765" calcext:value-type="float">
            <text:p>25.0823529412</text:p>
          </table:table-cell>
          <table:table-cell office:value-type="float" office:value="0.274011592713112" calcext:value-type="float">
            <text:p>0.2740115927</text:p>
          </table:table-cell>
          <table:table-cell office:value-type="float" office:value="8.5" calcext:value-type="float">
            <text:p>8.5</text:p>
          </table:table-cell>
          <table:table-cell table:formula="of:=[.B19]/2" office:value-type="float" office:value="0.137005796356556" calcext:value-type="float">
            <text:p>0.1370057964</text:p>
          </table:table-cell>
        </table:table-row>
        <table:table-row table:style-name="ro1">
          <table:table-cell office:value-type="float" office:value="25.1725490196078" calcext:value-type="float">
            <text:p>25.1725490196</text:p>
          </table:table-cell>
          <table:table-cell office:value-type="float" office:value="0.26235733751702" calcext:value-type="float">
            <text:p>0.2623573375</text:p>
          </table:table-cell>
          <table:table-cell office:value-type="float" office:value="9" calcext:value-type="float">
            <text:p>9</text:p>
          </table:table-cell>
          <table:table-cell table:formula="of:=[.B20]/2" office:value-type="float" office:value="0.13117866875851" calcext:value-type="float">
            <text:p>0.1311786688</text:p>
          </table:table-cell>
        </table:table-row>
        <table:table-row table:style-name="ro1">
          <table:table-cell office:value-type="float" office:value="25.121568627451" calcext:value-type="float">
            <text:p>25.1215686275</text:p>
          </table:table-cell>
          <table:table-cell office:value-type="float" office:value="0.244387991104469" calcext:value-type="float">
            <text:p>0.2443879911</text:p>
          </table:table-cell>
          <table:table-cell office:value-type="float" office:value="9.5" calcext:value-type="float">
            <text:p>9.5</text:p>
          </table:table-cell>
          <table:table-cell table:formula="of:=[.B21]/2" office:value-type="float" office:value="0.122193995552235" calcext:value-type="float">
            <text:p>0.1221939956</text:p>
          </table:table-cell>
        </table:table-row>
        <table:table-row table:style-name="ro1">
          <table:table-cell office:value-type="float" office:value="25.1019607843137" calcext:value-type="float">
            <text:p>25.1019607843</text:p>
          </table:table-cell>
          <table:table-cell office:value-type="float" office:value="0.219536052691516" calcext:value-type="float">
            <text:p>0.2195360527</text:p>
          </table:table-cell>
          <table:table-cell office:value-type="float" office:value="10" calcext:value-type="float">
            <text:p>10</text:p>
          </table:table-cell>
          <table:table-cell table:formula="of:=[.B22]/2" office:value-type="float" office:value="0.109768026345758" calcext:value-type="float">
            <text:p>0.1097680263</text:p>
          </table:table-cell>
        </table:table-row>
        <table:table-row table:style-name="ro1">
          <table:table-cell office:value-type="float" office:value="25.0843137254902" calcext:value-type="float">
            <text:p>25.0843137255</text:p>
          </table:table-cell>
          <table:table-cell office:value-type="float" office:value="0.216677224478816" calcext:value-type="float">
            <text:p>0.2166772245</text:p>
          </table:table-cell>
          <table:table-cell office:value-type="float" office:value="10.5" calcext:value-type="float">
            <text:p>10.5</text:p>
          </table:table-cell>
          <table:table-cell table:formula="of:=[.B23]/2" office:value-type="float" office:value="0.108338612239408" calcext:value-type="float">
            <text:p>0.1083386122</text:p>
          </table:table-cell>
        </table:table-row>
        <table:table-row table:style-name="ro1">
          <table:table-cell office:value-type="float" office:value="25.1019607843137" calcext:value-type="float">
            <text:p>25.1019607843</text:p>
          </table:table-cell>
          <table:table-cell office:value-type="float" office:value="0.21306355491114" calcext:value-type="float">
            <text:p>0.2130635549</text:p>
          </table:table-cell>
          <table:table-cell office:value-type="float" office:value="11" calcext:value-type="float">
            <text:p>11</text:p>
          </table:table-cell>
          <table:table-cell table:formula="of:=[.B24]/2" office:value-type="float" office:value="0.10653177745557" calcext:value-type="float">
            <text:p>0.1065317775</text:p>
          </table:table-cell>
        </table:table-row>
        <table:table-row table:style-name="ro1">
          <table:table-cell office:value-type="float" office:value="25.1235294117647" calcext:value-type="float">
            <text:p>25.1235294118</text:p>
          </table:table-cell>
          <table:table-cell office:value-type="float" office:value="0.233741939150095" calcext:value-type="float">
            <text:p>0.2337419392</text:p>
          </table:table-cell>
          <table:table-cell office:value-type="float" office:value="11.5" calcext:value-type="float">
            <text:p>11.5</text:p>
          </table:table-cell>
          <table:table-cell table:formula="of:=[.B25]/2" office:value-type="float" office:value="0.116870969575048" calcext:value-type="float">
            <text:p>0.1168709696</text:p>
          </table:table-cell>
        </table:table-row>
        <table:table-row table:style-name="ro1">
          <table:table-cell office:value-type="float" office:value="25.0901960784314" calcext:value-type="float">
            <text:p>25.0901960784</text:p>
          </table:table-cell>
          <table:table-cell office:value-type="float" office:value="0.245157012513029" calcext:value-type="float">
            <text:p>0.2451570125</text:p>
          </table:table-cell>
          <table:table-cell office:value-type="float" office:value="12" calcext:value-type="float">
            <text:p>12</text:p>
          </table:table-cell>
          <table:table-cell table:formula="of:=[.B26]/2" office:value-type="float" office:value="0.122578506256515" calcext:value-type="float">
            <text:p>0.1225785063</text:p>
          </table:table-cell>
        </table:table-row>
        <table:table-row table:style-name="ro1">
          <table:table-cell office:value-type="float" office:value="25.143137254902" calcext:value-type="float">
            <text:p>25.1431372549</text:p>
          </table:table-cell>
          <table:table-cell office:value-type="float" office:value="0.218407785539604" calcext:value-type="float">
            <text:p>0.2184077855</text:p>
          </table:table-cell>
          <table:table-cell office:value-type="float" office:value="12.5" calcext:value-type="float">
            <text:p>12.5</text:p>
          </table:table-cell>
          <table:table-cell table:formula="of:=[.B27]/2" office:value-type="float" office:value="0.109203892769802" calcext:value-type="float">
            <text:p>0.1092038928</text:p>
          </table:table-cell>
        </table:table-row>
        <table:table-row table:style-name="ro1">
          <table:table-cell office:value-type="float" office:value="25.0392156862745" calcext:value-type="float">
            <text:p>25.0392156863</text:p>
          </table:table-cell>
          <table:table-cell office:value-type="float" office:value="0.228978978399807" calcext:value-type="float">
            <text:p>0.2289789784</text:p>
          </table:table-cell>
          <table:table-cell office:value-type="float" office:value="13" calcext:value-type="float">
            <text:p>13</text:p>
          </table:table-cell>
          <table:table-cell table:formula="of:=[.B28]/2" office:value-type="float" office:value="0.114489489199904" calcext:value-type="float">
            <text:p>0.1144894892</text:p>
          </table:table-cell>
        </table:table-row>
        <table:table-row table:style-name="ro1">
          <table:table-cell office:value-type="float" office:value="22.7137254901961" calcext:value-type="float">
            <text:p>22.7137254902</text:p>
          </table:table-cell>
          <table:table-cell office:value-type="float" office:value="3.89820572098719" calcext:value-type="float">
            <text:p>3.898205721</text:p>
          </table:table-cell>
          <table:table-cell office:value-type="float" office:value="13.5" calcext:value-type="float">
            <text:p>13.5</text:p>
          </table:table-cell>
          <table:table-cell table:formula="of:=[.B29]/2" office:value-type="float" office:value="1.94910286049359" calcext:value-type="float">
            <text:p>1.9491028605</text:p>
          </table:table-cell>
        </table:table-row>
        <table:table-row table:style-name="ro1">
          <table:table-cell office:value-type="float" office:value="6.70980392156863" calcext:value-type="float">
            <text:p>6.7098039216</text:p>
          </table:table-cell>
          <table:table-cell office:value-type="float" office:value="7.19850692579957" calcext:value-type="float">
            <text:p>7.1985069258</text:p>
          </table:table-cell>
          <table:table-cell office:value-type="float" office:value="14" calcext:value-type="float">
            <text:p>14</text:p>
          </table:table-cell>
          <table:table-cell table:formula="of:=[.B30]/2" office:value-type="float" office:value="3.59925346289979" calcext:value-type="float">
            <text:p>3.5992534629</text:p>
          </table:table-cell>
        </table:table-row>
        <table:table-row table:style-name="ro1">
          <table:table-cell office:value-type="float" office:value="0.549019607843137" calcext:value-type="float">
            <text:p>0.5490196078</text:p>
          </table:table-cell>
          <table:table-cell office:value-type="float" office:value="3.49607623195031" calcext:value-type="float">
            <text:p>3.496076232</text:p>
          </table:table-cell>
          <table:table-cell office:value-type="float" office:value="14.5" calcext:value-type="float">
            <text:p>14.5</text:p>
          </table:table-cell>
          <table:table-cell table:formula="of:=[.B31]/2" office:value-type="float" office:value="1.74803811597516" calcext:value-type="float">
            <text:p>1.748038116</text:p>
          </table:table-cell>
        </table:table-row>
        <table:table-row table:style-name="ro1">
          <table:table-cell office:value-type="float" office:value="0.53921568627451" calcext:value-type="float">
            <text:p>0.5392156863</text:p>
          </table:table-cell>
          <table:table-cell office:value-type="float" office:value="3.56769272395326" calcext:value-type="float">
            <text:p>3.567692724</text:p>
          </table:table-cell>
          <table:table-cell office:value-type="float" office:value="15" calcext:value-type="float">
            <text:p>15</text:p>
          </table:table-cell>
          <table:table-cell table:formula="of:=[.B32]/2" office:value-type="float" office:value="1.78384636197663" calcext:value-type="float">
            <text:p>1.783846362</text:p>
          </table:table-cell>
        </table:table-row>
        <table:table-row table:style-name="ro1">
          <table:table-cell office:value-type="float" office:value="0.352941176470588" calcext:value-type="float">
            <text:p>0.3529411765</text:p>
          </table:table-cell>
          <table:table-cell office:value-type="float" office:value="1.82014866878247" calcext:value-type="float">
            <text:p>1.8201486688</text:p>
          </table:table-cell>
          <table:table-cell office:value-type="float" office:value="15.5" calcext:value-type="float">
            <text:p>15.5</text:p>
          </table:table-cell>
          <table:table-cell table:formula="of:=[.B33]/2" office:value-type="float" office:value="0.910074334391235" calcext:value-type="float">
            <text:p>0.9100743344</text:p>
          </table:table-cell>
        </table:table-row>
        <table:table-row table:style-name="ro1">
          <table:table-cell office:value-type="float" office:value="0.0980392156862745" calcext:value-type="float">
            <text:p>0.0980392157</text:p>
          </table:table-cell>
          <table:table-cell office:value-type="float" office:value="0.316537641413107" calcext:value-type="float">
            <text:p>0.3165376414</text:p>
          </table:table-cell>
          <table:table-cell office:value-type="float" office:value="16" calcext:value-type="float">
            <text:p>16</text:p>
          </table:table-cell>
          <table:table-cell table:formula="of:=[.B34]/2" office:value-type="float" office:value="0.158268820706554" calcext:value-type="float">
            <text:p>0.1582688207</text:p>
          </table:table-cell>
        </table:table-row>
        <table:table-row table:style-name="ro1">
          <table:table-cell office:value-type="float" office:value="0.117647058823529" calcext:value-type="float">
            <text:p>0.1176470588</text:p>
          </table:table-cell>
          <table:table-cell office:value-type="float" office:value="0.340414971676007" calcext:value-type="float">
            <text:p>0.3404149717</text:p>
          </table:table-cell>
          <table:table-cell office:value-type="float" office:value="16.5" calcext:value-type="float">
            <text:p>16.5</text:p>
          </table:table-cell>
          <table:table-cell table:formula="of:=[.B35]/2" office:value-type="float" office:value="0.170207485838004" calcext:value-type="float">
            <text:p>0.1702074858</text:p>
          </table:table-cell>
        </table:table-row>
        <table:table-row table:style-name="ro1">
          <table:table-cell office:value-type="float" office:value="0.0392156862745098" calcext:value-type="float">
            <text:p>0.0392156863</text:p>
          </table:table-cell>
          <table:table-cell office:value-type="float" office:value="0.135762191161677" calcext:value-type="float">
            <text:p>0.1357621912</text:p>
          </table:table-cell>
          <table:table-cell office:value-type="float" office:value="17" calcext:value-type="float">
            <text:p>17</text:p>
          </table:table-cell>
          <table:table-cell table:formula="of:=[.B36]/2" office:value-type="float" office:value="0.0678810955808385" calcext:value-type="float">
            <text:p>0.0678810956</text:p>
          </table:table-cell>
        </table:table-row>
        <table:table-row table:style-name="ro1">
          <table:table-cell office:value-type="float" office:value="0.117647058823529" calcext:value-type="float">
            <text:p>0.1176470588</text:p>
          </table:table-cell>
          <table:table-cell office:value-type="float" office:value="0.40728657348503" calcext:value-type="float">
            <text:p>0.4072865735</text:p>
          </table:table-cell>
          <table:table-cell office:value-type="float" office:value="17.5" calcext:value-type="float">
            <text:p>17.5</text:p>
          </table:table-cell>
          <table:table-cell table:formula="of:=[.B37]/2" office:value-type="float" office:value="0.203643286742515" calcext:value-type="float">
            <text:p>0.2036432867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57905469889625" calcext:value-type="float">
            <text:p>0.4579054699</text:p>
          </table:table-cell>
          <table:table-cell office:value-type="float" office:value="18" calcext:value-type="float">
            <text:p>18</text:p>
          </table:table-cell>
          <table:table-cell table:formula="of:=[.B38]/2" office:value-type="float" office:value="0.228952734944813" calcext:value-type="float">
            <text:p>0.22895273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20:11:13.583232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21:03:38.778300637</dc:date>
    <meta:editing-duration>PT23M21S</meta:editing-duration>
    <meta:editing-cycles>5</meta:editing-cycles>
    <meta:generator>LibreOffice/5.1.6.2$Linux_X86_64 LibreOffice_project/10m0$Build-2</meta:generator>
    <meta:document-statistic meta:table-count="1" meta:cell-count="1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data_cpuWsd.D2:data_cpuWsd.D38" chart:error-lower-range="data_cpuWsd.D2:data_cpuWsd.D38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 chart:error-category="cell-range" chart:error-upper-range="data_cpuWsd.D2:data_cpuWsd.D38" chart:error-lower-range="data_cpuWsd.D2:data_cpuWsd.D38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_cpuWsd.D2:data_cpuWsd.D38" chart:error-lower-range="data_cpuWsd.D2:data_cpuWsd.D38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3cm" svg:height="12.066cm" xlink:href=".." xlink:type="simple" chart:class="chart:line" chart:style-name="ch1">
        <chart:title svg:x="4.564cm" svg:y="0.377cm" chart:style-name="ch2">
          <text:p>Consumo de CPU en Kubernetes</text:p>
        </chart:title>
        <chart:plot-area chart:style-name="ch3" table:cell-range-address="data_cpuWsd.C2:data_cpuWsd.C38 data_cpuWsd.A1:data_cpuWsd.A38" chart:data-source-has-labels="both" svg:x="1.327cm" svg:y="1.397cm" svg:width="14.187cm" svg:height="9.447cm">
          <chartooo:coordinate-region svg:x="1.948cm" svg:y="1.596cm" svg:width="13.427cm" svg:height="8.456cm"/>
          <chart:axis chart:dimension="x" chart:name="primary-x" chart:style-name="ch4" chartooo:axis-type="auto">
            <chartooo:date-scale/>
            <chart:title svg:x="6.855cm" svg:y="11.085cm" chart:style-name="ch5">
              <text:p>Tiempo en segundos</text:p>
            </chart:title>
            <chart:categories table:cell-range-address="data_cpuWsd.C2:data_cpuWsd.C38"/>
          </chart:axis>
          <chart:axis chart:dimension="y" chart:name="primary-y" chart:style-name="ch4">
            <chart:title svg:x="0.451cm" svg:y="7.487cm" chart:style-name="ch6">
              <text:p>Uso de CPU en %</text:p>
            </chart:title>
            <chart:grid chart:style-name="ch7" chart:class="major"/>
          </chart:axis>
          <chart:series chart:style-name="ch8" chart:values-cell-range-address="data_cpuWsd.A2:data_cpuWsd.A38" chart:label-cell-address="data_cpuWsd.A1:data_cpuWsd.A1" chart:class="chart:line">
            <chart:error-indicator chart:style-name="ch9" chart:dimension="y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data_cpuWsd.A1:data_cpuWsd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ata_cpuWsd.C2:data_cpuWsd.C38</svg:desc>
                </draw:g>
              </table:table-cell>
              <table:table-cell office:value-type="float" office:value="0.127450980392157">
                <text:p>0.127450980392157</text:p>
                <draw:g>
                  <svg:desc>data_cpuWsd.A2:data_cpuWsd.A38</svg:desc>
                </draw:g>
              </table:table-cell>
              <table:table-cell office:value-type="float" office:value="0.130796953853119">
                <text:p>0.130796953853119</text:p>
                <draw:g>
                  <svg:desc>data_cpuWsd.D2:data_cpuWsd.D38</svg:desc>
                </draw:g>
              </table:table-cell>
              <table:table-cell office:value-type="float" office:value="0.130796953853119">
                <text:p>0.130796953853119</text:p>
                <draw:g>
                  <svg:desc>data_cpuWsd.D2:data_cpuWsd.D3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686274509803922">
                <text:p>0.0686274509803922</text:p>
              </table:table-cell>
              <table:table-cell office:value-type="float" office:value="0.0868850942788415">
                <text:p>0.0868850942788415</text:p>
              </table:table-cell>
              <table:table-cell office:value-type="float" office:value="0.0868850942788415">
                <text:p>0.086885094278841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0.0594088525786005">
                <text:p>0.0594088525786005</text:p>
              </table:table-cell>
              <table:table-cell office:value-type="float" office:value="0.0594088525786005">
                <text:p>0.059408852578600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686274509803922">
                <text:p>0.0686274509803922</text:p>
              </table:table-cell>
              <table:table-cell office:value-type="float" office:value="0.0868850942788415">
                <text:p>0.0868850942788415</text:p>
              </table:table-cell>
              <table:table-cell office:value-type="float" office:value="0.0868850942788415">
                <text:p>0.08688509427884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82352941176471">
                <text:p>0.0882352941176471</text:p>
              </table:table-cell>
              <table:table-cell office:value-type="float" office:value="0.096253342187962">
                <text:p>0.096253342187962</text:p>
              </table:table-cell>
              <table:table-cell office:value-type="float" office:value="0.096253342187962">
                <text:p>0.09625334218796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112022406722241">
                <text:p>0.112022406722241</text:p>
              </table:table-cell>
              <table:table-cell office:value-type="float" office:value="0.112022406722241">
                <text:p>0.1120224067222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94117647058824">
                <text:p>0.0294117647058824</text:p>
              </table:table-cell>
              <table:table-cell office:value-type="float" office:value="0.0594088525786005">
                <text:p>0.0594088525786005</text:p>
              </table:table-cell>
              <table:table-cell office:value-type="float" office:value="0.0594088525786005">
                <text:p>0.059408852578600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162697843363992">
                <text:p>0.162697843363992</text:p>
              </table:table-cell>
              <table:table-cell office:value-type="float" office:value="0.162697843363992">
                <text:p>0.1626978433639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.0823529411765">
                <text:p>25.0823529411765</text:p>
              </table:table-cell>
              <table:table-cell office:value-type="float" office:value="0.131036591207548">
                <text:p>0.131036591207548</text:p>
              </table:table-cell>
              <table:table-cell office:value-type="float" office:value="0.131036591207548">
                <text:p>0.13103659120754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1313725490196">
                <text:p>25.1313725490196</text:p>
              </table:table-cell>
              <table:table-cell office:value-type="float" office:value="0.126289427933787">
                <text:p>0.126289427933787</text:p>
              </table:table-cell>
              <table:table-cell office:value-type="float" office:value="0.126289427933787">
                <text:p>0.1262894279337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.0980392156863">
                <text:p>25.0980392156863</text:p>
              </table:table-cell>
              <table:table-cell office:value-type="float" office:value="0.143000068558876">
                <text:p>0.143000068558876</text:p>
              </table:table-cell>
              <table:table-cell office:value-type="float" office:value="0.143000068558876">
                <text:p>0.14300006855887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5.0764705882353">
                <text:p>25.0764705882353</text:p>
              </table:table-cell>
              <table:table-cell office:value-type="float" office:value="0.131372841673657">
                <text:p>0.131372841673657</text:p>
              </table:table-cell>
              <table:table-cell office:value-type="float" office:value="0.131372841673657">
                <text:p>0.1313728416736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1372549019608">
                <text:p>25.1372549019608</text:p>
              </table:table-cell>
              <table:table-cell office:value-type="float" office:value="0.126079651139161">
                <text:p>0.126079651139161</text:p>
              </table:table-cell>
              <table:table-cell office:value-type="float" office:value="0.126079651139161">
                <text:p>0.126079651139161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5.1294117647059">
                <text:p>25.1294117647059</text:p>
              </table:table-cell>
              <table:table-cell office:value-type="float" office:value="0.106439709529413">
                <text:p>0.106439709529413</text:p>
              </table:table-cell>
              <table:table-cell office:value-type="float" office:value="0.106439709529413">
                <text:p>0.10643970952941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.0607843137255">
                <text:p>25.0607843137255</text:p>
              </table:table-cell>
              <table:table-cell office:value-type="float" office:value="0.121687481431965">
                <text:p>0.121687481431965</text:p>
              </table:table-cell>
              <table:table-cell office:value-type="float" office:value="0.121687481431965">
                <text:p>0.121687481431965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5.0980392156863">
                <text:p>25.0980392156863</text:p>
              </table:table-cell>
              <table:table-cell office:value-type="float" office:value="0.132094737245066">
                <text:p>0.132094737245066</text:p>
              </table:table-cell>
              <table:table-cell office:value-type="float" office:value="0.132094737245066">
                <text:p>0.1320947372450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.1686274509804">
                <text:p>25.1686274509804</text:p>
              </table:table-cell>
              <table:table-cell office:value-type="float" office:value="0.118528560304439">
                <text:p>0.118528560304439</text:p>
              </table:table-cell>
              <table:table-cell office:value-type="float" office:value="0.118528560304439">
                <text:p>0.118528560304439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5.0823529411765">
                <text:p>25.0823529411765</text:p>
              </table:table-cell>
              <table:table-cell office:value-type="float" office:value="0.137005796356556">
                <text:p>0.137005796356556</text:p>
              </table:table-cell>
              <table:table-cell office:value-type="float" office:value="0.137005796356556">
                <text:p>0.1370057963565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5.1725490196078">
                <text:p>25.1725490196078</text:p>
              </table:table-cell>
              <table:table-cell office:value-type="float" office:value="0.13117866875851">
                <text:p>0.13117866875851</text:p>
              </table:table-cell>
              <table:table-cell office:value-type="float" office:value="0.13117866875851">
                <text:p>0.13117866875851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5.121568627451">
                <text:p>25.121568627451</text:p>
              </table:table-cell>
              <table:table-cell office:value-type="float" office:value="0.122193995552235">
                <text:p>0.122193995552235</text:p>
              </table:table-cell>
              <table:table-cell office:value-type="float" office:value="0.122193995552235">
                <text:p>0.1221939955522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5.1019607843137">
                <text:p>25.1019607843137</text:p>
              </table:table-cell>
              <table:table-cell office:value-type="float" office:value="0.109768026345758">
                <text:p>0.109768026345758</text:p>
              </table:table-cell>
              <table:table-cell office:value-type="float" office:value="0.109768026345758">
                <text:p>0.109768026345758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5.0843137254902">
                <text:p>25.0843137254902</text:p>
              </table:table-cell>
              <table:table-cell office:value-type="float" office:value="0.108338612239408">
                <text:p>0.108338612239408</text:p>
              </table:table-cell>
              <table:table-cell office:value-type="float" office:value="0.108338612239408">
                <text:p>0.1083386122394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.1019607843137">
                <text:p>25.1019607843137</text:p>
              </table:table-cell>
              <table:table-cell office:value-type="float" office:value="0.10653177745557">
                <text:p>0.10653177745557</text:p>
              </table:table-cell>
              <table:table-cell office:value-type="float" office:value="0.10653177745557">
                <text:p>0.1065317774555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5.1235294117647">
                <text:p>25.1235294117647</text:p>
              </table:table-cell>
              <table:table-cell office:value-type="float" office:value="0.116870969575048">
                <text:p>0.116870969575048</text:p>
              </table:table-cell>
              <table:table-cell office:value-type="float" office:value="0.116870969575048">
                <text:p>0.1168709695750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.0901960784314">
                <text:p>25.0901960784314</text:p>
              </table:table-cell>
              <table:table-cell office:value-type="float" office:value="0.122578506256515">
                <text:p>0.122578506256515</text:p>
              </table:table-cell>
              <table:table-cell office:value-type="float" office:value="0.122578506256515">
                <text:p>0.122578506256515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5.143137254902">
                <text:p>25.143137254902</text:p>
              </table:table-cell>
              <table:table-cell office:value-type="float" office:value="0.109203892769802">
                <text:p>0.109203892769802</text:p>
              </table:table-cell>
              <table:table-cell office:value-type="float" office:value="0.109203892769802">
                <text:p>0.10920389276980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.0392156862745">
                <text:p>25.0392156862745</text:p>
              </table:table-cell>
              <table:table-cell office:value-type="float" office:value="0.114489489199904">
                <text:p>0.114489489199904</text:p>
              </table:table-cell>
              <table:table-cell office:value-type="float" office:value="0.114489489199904">
                <text:p>0.11448948919990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2.7137254901961">
                <text:p>22.7137254901961</text:p>
              </table:table-cell>
              <table:table-cell office:value-type="float" office:value="1.94910286049359">
                <text:p>1.94910286049359</text:p>
              </table:table-cell>
              <table:table-cell office:value-type="float" office:value="1.94910286049359">
                <text:p>1.949102860493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70980392156863">
                <text:p>6.70980392156863</text:p>
              </table:table-cell>
              <table:table-cell office:value-type="float" office:value="3.59925346289979">
                <text:p>3.59925346289979</text:p>
              </table:table-cell>
              <table:table-cell office:value-type="float" office:value="3.59925346289979">
                <text:p>3.5992534628997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.549019607843137">
                <text:p>0.549019607843137</text:p>
              </table:table-cell>
              <table:table-cell office:value-type="float" office:value="1.74803811597516">
                <text:p>1.74803811597516</text:p>
              </table:table-cell>
              <table:table-cell office:value-type="float" office:value="1.74803811597516">
                <text:p>1.748038115975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3921568627451">
                <text:p>0.53921568627451</text:p>
              </table:table-cell>
              <table:table-cell office:value-type="float" office:value="1.78384636197663">
                <text:p>1.78384636197663</text:p>
              </table:table-cell>
              <table:table-cell office:value-type="float" office:value="1.78384636197663">
                <text:p>1.78384636197663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910074334391235">
                <text:p>0.910074334391235</text:p>
              </table:table-cell>
              <table:table-cell office:value-type="float" office:value="0.910074334391235">
                <text:p>0.91007433439123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980392156862745">
                <text:p>0.0980392156862745</text:p>
              </table:table-cell>
              <table:table-cell office:value-type="float" office:value="0.158268820706554">
                <text:p>0.158268820706554</text:p>
              </table:table-cell>
              <table:table-cell office:value-type="float" office:value="0.158268820706554">
                <text:p>0.158268820706554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170207485838004">
                <text:p>0.170207485838004</text:p>
              </table:table-cell>
              <table:table-cell office:value-type="float" office:value="0.170207485838004">
                <text:p>0.1702074858380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392156862745098">
                <text:p>0.0392156862745098</text:p>
              </table:table-cell>
              <table:table-cell office:value-type="float" office:value="0.0678810955808385">
                <text:p>0.0678810955808385</text:p>
              </table:table-cell>
              <table:table-cell office:value-type="float" office:value="0.0678810955808385">
                <text:p>0.0678810955808385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03643286742515">
                <text:p>0.203643286742515</text:p>
              </table:table-cell>
              <table:table-cell office:value-type="float" office:value="0.203643286742515">
                <text:p>0.2036432867425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0.228952734944813">
                <text:p>0.228952734944813</text:p>
              </table:table-cell>
              <table:table-cell office:value-type="float" office:value="0.228952734944813">
                <text:p>0.228952734944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